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0.158039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151364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0.157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0.168629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0.17772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0.157312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0.174143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0.181311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0.224236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0.163334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0.166801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0.153562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0.16302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0.133803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D3:.$D16])^2)^0.5" office:value-type="float"/>
          <table:table-cell table:number-matrix-columns-spanned="1" table:number-matrix-rows-spanned="1" table:formula="of:=SUM(([.C3:.C16]-[.$E3:.$E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D3:.$D16])" office:value-type="float"/>
          <table:table-cell table:number-matrix-columns-spanned="1" table:number-matrix-rows-spanned="1" table:formula="of:=SUM([.C3:.C16]=[.$E3:.$E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F3:.$F16])" office:value-type="float"/>
          <table:table-cell table:number-matrix-columns-spanned="1" table:number-matrix-rows-spanned="1" table:formula="of:=SUM([.C3:.C16]&lt;[.$G3:.$G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F3:.$F16])" office:value-type="float"/>
          <table:table-cell table:number-matrix-columns-spanned="1" table:number-matrix-rows-spanned="1" table:formula="of:=SUM([.C3:.C16]&gt;[.$G3:.$G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H3:.$H16])" office:value-type="float"/>
          <table:table-cell table:number-matrix-columns-spanned="1" table:number-matrix-rows-spanned="1" table:formula="of:=SUM([.C3:.C16]=[.$I3:.$I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SUM([Instances.C3:Instances.C16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